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edNamespacesReport.init( DavResource resource , Report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eredNamespaces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Namespaces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NamespacesReport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